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949da" officeooo:paragraph-rsid="001949da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949da" officeooo:paragraph-rsid="001949da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28pt" fo:font-weight="bold" officeooo:rsid="001949da" officeooo:paragraph-rsid="001949da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49da" officeooo:paragraph-rsid="001949d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949da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49da" officeooo:paragraph-rsid="001949d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949da" officeooo:paragraph-rsid="001c9a7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8pt" fo:font-weight="bold" officeooo:rsid="001949da" officeooo:paragraph-rsid="001949da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8pt" fo:font-weight="bold" officeooo:rsid="001c9a74" officeooo:paragraph-rsid="001c9a74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35pt" fo:font-weight="bold" officeooo:rsid="001c9a74" officeooo:paragraph-rsid="001c9a74" style:font-size-asian="30.6000003814697pt" style:font-weight-asian="bold" style:font-size-complex="3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35pt" fo:font-weight="bold" officeooo:rsid="001c9a74" officeooo:paragraph-rsid="001c9a74" style:font-size-asian="35pt" style:font-weight-asian="bold" style:font-size-complex="3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5pt" style:text-underline-style="solid" style:text-underline-width="auto" style:text-underline-color="font-color" fo:font-weight="bold" officeooo:rsid="001c9a74" officeooo:paragraph-rsid="001c9a74" style:font-size-asian="25pt" style:font-weight-asian="bold" style:font-size-complex="2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5pt" fo:font-style="normal" style:text-underline-style="solid" style:text-underline-width="auto" style:text-underline-color="font-color" fo:font-weight="bold" officeooo:rsid="001c9a74" officeooo:paragraph-rsid="001c9a74" style:font-size-asian="25pt" style:font-style-asian="normal" style:font-weight-asian="bold" style:font-size-complex="25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c9a74"/>
    </style:style>
    <style:style style:name="P15" style:family="paragraph" style:parent-style-name="Standard">
      <style:paragraph-properties fo:text-align="start" style:justify-single-word="false"/>
      <style:text-properties officeooo:paragraph-rsid="001949da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1c9a74" officeooo:paragraph-rsid="001c9a74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weight="bold" officeooo:rsid="001949da" officeooo:paragraph-rsid="001949da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40pt" officeooo:rsid="001949da" officeooo:paragraph-rsid="001949da" style:font-size-asian="40pt" style:font-size-complex="40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949da" officeooo:paragraph-rsid="001949da" style:font-size-asian="15.75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weight="bold" officeooo:rsid="001949da" style:font-size-asian="12.25pt" style:font-weight-asian="bold" style:font-size-complex="14pt" style:font-weight-complex="bold"/>
    </style:style>
    <style:style style:name="T3" style:family="text">
      <style:text-properties fo:font-size="14pt" fo:font-weight="normal" officeooo:rsid="001b5f4f" style:font-size-asian="14pt" style:font-weight-asian="normal" style:font-size-complex="14pt" style:font-weight-complex="normal"/>
    </style:style>
    <style:style style:name="T4" style:family="text">
      <style:text-properties fo:font-size="14pt" fo:font-style="italic" fo:font-weight="normal" officeooo:rsid="001b5f4f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normal" fo:font-weight="normal" officeooo:rsid="001b5f4f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officeooo:rsid="001bade0"/>
    </style:style>
    <style:style style:name="T7" style:family="text">
      <style:text-properties officeooo:rsid="001c9a74"/>
    </style:style>
    <style:style style:name="T8" style:family="text">
      <style:text-properties fo:font-size="25pt" style:text-underline-style="solid" style:text-underline-width="auto" style:text-underline-color="font-color" fo:font-weight="bold" officeooo:rsid="001c9a74" style:font-size-asian="25pt" style:font-weight-asian="bold" style:font-size-complex="2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100 Ejercicios Resueltos de Sistemas Operativ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3"><text:soft-page-break/>Procesos e Hilos</text:p>
      <text:p text:style-name="P10"/>
      <text:p text:style-name="P17">Procesos</text:p>
      <text:p text:style-name="P3"/>
      <text:p text:style-name="P4">1.1 ¿Por qué aparecen mensajes repetidos?</text:p>
      <text:p text:style-name="P4"/>
      <text:p text:style-name="P5"><text:span text:style-name="T2">R: </text:span><text:span text:style-name="T3">Porque </text:span><text:span text:style-name="T4">printf() </text:span><text:span text:style-name="T3">se ejecuta justo después de la llamada a </text:span><text:span text:style-name="T4">fork()</text:span><text:span text:style-name="T3">, <text:s/>por lo que </text:span><text:span text:style-name="Strong_20_Emphasis"><text:span text:style-name="T3">tanto el proceso padre como el proceso hijo</text:span></text:span><text:span text:style-name="T3"> ejecutan esa instrucción. Al duplicarse el proceso, ambos siguen ejecutando el código a partir del mismo punto, generando salidas similares o iguales en pantalla.</text:span></text:p>
      <text:p text:style-name="P4"/>
      <text:p text:style-name="P4">1.2 Presta atención al orden de termi<text:span text:style-name="T6">na</text:span>ción de los procesos, ¿qué observas? ¿por qué?</text:p>
      <text:p text:style-name="P4"/>
      <text:p text:style-name="P5"><text:span text:style-name="T2">R: </text:span><text:span text:style-name="T5">Los procesos finalizan en orden inverso al que fueron creados, es decir, </text:span><text:span text:style-name="Strong_20_Emphasis"><text:span text:style-name="T5">el último hijo termina primero, y el proceso padre termina al final</text:span></text:span><text:span text:style-name="T5">. Esto se debe a que cada proceso padre ejecuta </text:span><text:span text:style-name="T4">wait(),</text:span><text:span text:style-name="T5"> lo que hace que espere a que su proceso hijo finalice antes de continuar su propia ejecución y finalizar. Así se genera una especie de "cadena de espera" de atrás hacia adelante.</text:span></text:p>
      <text:p text:style-name="P4"/>
      <text:p text:style-name="P4">2. Presta atención al orden de terminación de los procesos, ¿qué observas? ¿por qué?</text:p>
      <text:p text:style-name="P4"/>
      <text:p text:style-name="P4">R:</text:p>
      <text:p text:style-name="P4"/>
      <text:p text:style-name="P4">3. Dibuja la estructura del árbol de procesos que obtendrı́amos al ejecutar el</text:p>
      <text:p text:style-name="P4">siguiente fragmento de código.</text:p>
      <text:p text:style-name="P4"/>
      <text:p text:style-name="P4">R:</text:p>
      <text:p text:style-name="P4"/>
      <text:p text:style-name="P4">4.1 Dibuja la jerarquı́a de procesos generada cuando se ejecuta y n = 3.</text:p>
      <text:p text:style-name="P4"/>
      <text:p text:style-name="P4">R:</text:p>
      <text:p text:style-name="P4"/>
      <text:p text:style-name="P4">4.2 Indica en qué procesos se ha cambiado la imagen del proceso usando</text:p>
      <text:p text:style-name="P4">la función <text:span text:style-name="T1">execlp</text:span>.</text:p>
      <text:p text:style-name="P4"/>
      <text:p text:style-name="P4">R:</text:p>
      <text:p text:style-name="P4"/>
      <text:p text:style-name="P4">5. Dibuja la jerarquı́a de procesos que resulta de la ejecución del siguiente códi-</text:p>
      <text:p text:style-name="P4">go. Indica para cada nuevo proceso el valor de las variables i y j en el mo-</text:p>
      <text:p text:style-name="P4"><text:soft-page-break/>mento de su creación.</text:p>
      <text:p text:style-name="P4"/>
      <text:p text:style-name="P4">R:</text:p>
      <text:p text:style-name="P4"/>
      <text:p text:style-name="P4">6. Escribe la jerarquı́a de procesos resultante. Para comprobarlo (deberás añadir llamadas al sistema <text:span text:style-name="T1">getpid</text:span>, <text:span text:style-name="T1">getppid</text:span> y <text:span text:style-name="T1">wait</text:span> para conseguirlo).</text:p>
      <text:p text:style-name="P4"/>
      <text:p text:style-name="P4">R:</text:p>
      <text:p text:style-name="P4"/>
      <text:p text:style-name="P4">7. Dibuja la jerarquı́a de procesos.</text:p>
      <text:p text:style-name="P4"/>
      <text:p text:style-name="P4">///<text:span text:style-name="T6">Procesos son hasta el ejercicio 17</text:span></text:p>
      <text:p text:style-name="P4"/>
      <text:p text:style-name="P16">Planificación</text:p>
      <text:p text:style-name="P9"/>
      <text:p text:style-name="P7">///<text:span text:style-name="T7">Planificación</text:span><text:span text:style-name="T6"> </text:span><text:span text:style-name="T7">es</text:span><text:span text:style-name="T6"> hasta el ejercicio </text:span><text:span text:style-name="T7">25</text:span></text:p>
      <text:p text:style-name="P7"/>
      <text:p text:style-name="P16">Hebras</text:p>
      <text:p text:style-name="P9"/>
      <text:p text:style-name="P7">///<text:span text:style-name="T7">Planificación</text:span><text:span text:style-name="T6"> </text:span><text:span text:style-name="T7">es</text:span><text:span text:style-name="T6"> hasta el ejercicio </text:span><text:span text:style-name="T7">25</text:span></text:p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text:span text:style-name="T8">Comunicación y Sincronización de Procesos</text:span></text:p>
      <text:p text:style-name="P11"/>
      <text:p text:style-name="P16">Tuberí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01:05:31.836816948</meta:creation-date>
    <meta:generator>LibreOffice/24.2.7.2$Linux_X86_64 LibreOffice_project/420$Build-2</meta:generator>
    <dc:date>2025-08-05T03:04:24.699357893</dc:date>
    <meta:editing-duration>PT25M26S</meta:editing-duration>
    <meta:editing-cycles>2</meta:editing-cycles>
    <meta:document-statistic meta:table-count="0" meta:image-count="0" meta:object-count="0" meta:page-count="4" meta:paragraph-count="31" meta:word-count="298" meta:character-count="1765" meta:non-whitespace-character-count="1497"/>
  </office:meta>
</office:document-meta>
</file>